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7.4681in" table:align="left"/>
    </style:style>
    <style:style style:name="Tabla1.A" style:family="table-column">
      <style:table-column-properties style:column-width="1.1701in"/>
    </style:style>
    <style:style style:name="Tabla1.B" style:family="table-column">
      <style:table-column-properties style:column-width="3.5813in"/>
    </style:style>
    <style:style style:name="Tabla1.C" style:family="table-column">
      <style:table-column-properties style:column-width="1.4743in"/>
    </style:style>
    <style:style style:name="Tabla1.D" style:family="table-column">
      <style:table-column-properties style:column-width="0.9056in"/>
    </style:style>
    <style:style style:name="Tabla1.E" style:family="table-column">
      <style:table-column-properties style:column-width="0.3368in"/>
    </style:style>
    <style:style style:name="Tabla1.A1" style:family="table-cell">
      <style:table-cell-properties fo:padding="0.0382in" fo:border="none"/>
    </style:style>
    <style:style style:name="Tabla1.4" style:family="table-row">
      <style:table-row-properties style:min-row-height="0.3306in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c915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8">Cod.</text:p>
          </table:table-cell>
          <table:table-cell table:style-name="Tabla1.A1" office:value-type="string">
            <text:p text:style-name="P8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3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<text:s/></text:p>
          </table:table-cell>
          <table:table-cell table:style-name="Tabla1.A1" office:value-type="string">
            <text:p text:style-name="P1"/>
            <text:p text:style-name="P1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2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product_template_attribute_value_ids])&gt;</text:placeholder></text:p>
            <text:p text:style-name="P1"><text:placeholder text:placeholder-type="text">&lt;/for&gt;</text:placeholder></text:p>
            <text:p text:style-name="P4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product_template_attribute_value_ids])&gt;</text:placeholder>, <text:placeholder text:placeholder-type="text">&lt;/for&gt;</text:placeholder></text:p>
            <text:p text:style-name="P4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4"><text:placeholder text:placeholder-type="text">&lt;/if&gt;</text:placeholder></text:p>
            <text:p text:style-name="P4"><text:placeholder text:placeholder-type="text">&lt;/if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 text:description="context.get('taxes_included') and 'Los precios incluyen impuestos' or 'Los precios no incluyen impuestos'">&lt;context.get('taxes_included') and "{:.2f}".format(product.taxed_lst_price) or 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5in" fo:page-height="11in" style:num-format="1" style:print-orientation="portrait" fo:margin-top="0.7917in" fo:margin-bottom="0.7917in" fo:margin-left="0.5118in" fo:margin-right="0.511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: asimage(company_logo,size_x=270,size_y=69,hold_ratio=True)" text:anchor-type="paragraph" svg:x="5.4862in" svg:y="-0.0673in" svg:width="1.9839in" svg:height="0.5075in" draw:z-index="0"><draw:text-box><text:p text:style-name="Frame_20_contents">Imagen</text:p></draw:text-box></draw:frame><text:placeholder text:placeholder-type="text">&lt;setLang(lang or "en_US")&gt;</text:placeholder><text:s/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mián </meta:initial-creator>
    <meta:creation-date>2012-04-25T15:43:57</meta:creation-date>
    <dc:date>2023-07-12T16:56:58.880921631</dc:date>
    <meta:editing-duration>P1DT5H31M15S</meta:editing-duration>
    <meta:editing-cycles>234</meta:editing-cycles>
    <meta:generator>LibreOffice/7.3.7.2$Linux_X86_64 LibreOffice_project/30$Build-2</meta:generator>
    <meta:document-statistic meta:table-count="1" meta:image-count="0" meta:object-count="0" meta:page-count="1" meta:paragraph-count="31" meta:word-count="99" meta:character-count="1091" meta:non-whitespace-character-count="1021"/>
  </office:meta>
</office:document-meta>
</file>